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text-properties officeooo:rsid="00226426" officeooo:paragraph-rsid="00226426"/>
    </style:style>
    <style:style style:name="P6" style:family="paragraph" style:parent-style-name="Text_20_body">
      <style:text-properties officeooo:rsid="00282950" officeooo:paragraph-rsid="00282950"/>
    </style:style>
    <style:style style:name="P7" style:family="paragraph" style:parent-style-name="Text_20_body">
      <style:text-properties officeooo:rsid="00324fba" officeooo:paragraph-rsid="00324fba"/>
    </style:style>
    <style:style style:name="P8" style:family="paragraph" style:parent-style-name="Text_20_body">
      <style:text-properties officeooo:rsid="00324fba" officeooo:paragraph-rsid="00467342"/>
    </style:style>
    <style:style style:name="P9" style:family="paragraph" style:parent-style-name="Text_20_body">
      <style:text-properties officeooo:rsid="0033fea3" officeooo:paragraph-rsid="0033fea3"/>
    </style:style>
    <style:style style:name="P10" style:family="paragraph" style:parent-style-name="Text_20_body">
      <style:text-properties officeooo:rsid="002ffda9" officeooo:paragraph-rsid="002ffda9"/>
    </style:style>
    <style:style style:name="P11" style:family="paragraph" style:parent-style-name="Text_20_body">
      <style:text-properties officeooo:rsid="003208c8" officeooo:paragraph-rsid="003208c8"/>
    </style:style>
    <style:style style:name="P12" style:family="paragraph" style:parent-style-name="Text_20_body">
      <style:text-properties officeooo:rsid="00356e71" officeooo:paragraph-rsid="00356e71"/>
    </style:style>
    <style:style style:name="P13" style:family="paragraph" style:parent-style-name="Text_20_body">
      <style:text-properties officeooo:rsid="0040d576" officeooo:paragraph-rsid="0040d576"/>
    </style:style>
    <style:style style:name="P14" style:family="paragraph" style:parent-style-name="Text_20_body">
      <style:text-properties officeooo:paragraph-rsid="00467342"/>
    </style:style>
    <style:style style:name="P15" style:family="paragraph" style:parent-style-name="Text_20_body">
      <style:text-properties officeooo:rsid="00486d10" officeooo:paragraph-rsid="00486d10"/>
    </style:style>
    <style:style style:name="P16" style:family="paragraph" style:parent-style-name="Text_20_body">
      <style:text-properties officeooo:rsid="004f3ae1" officeooo:paragraph-rsid="0039130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3074f4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2b3589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3d33d1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bold" officeooo:rsid="002d2731" officeooo:paragraph-rsid="004c205c" style:font-weight-asian="bold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39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40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41" style:family="paragraph" style:parent-style-name="Heading_20_3">
      <style:text-properties officeooo:rsid="00226426"/>
    </style:style>
    <style:style style:name="P42" style:family="paragraph" style:parent-style-name="Heading_20_1">
      <style:text-properties officeooo:rsid="00226426" officeooo:paragraph-rsid="00226426"/>
    </style:style>
    <style:style style:name="P43" style:family="paragraph" style:parent-style-name="Text_20_body" style:list-style-name="L1">
      <style:text-properties officeooo:rsid="0026a1aa" officeooo:paragraph-rsid="0026a1aa"/>
    </style:style>
    <style:style style:name="P44" style:family="paragraph" style:parent-style-name="Text_20_body" style:list-style-name="L2">
      <style:text-properties officeooo:rsid="0026a1aa" officeooo:paragraph-rsid="0026a1aa"/>
    </style:style>
    <style:style style:name="P45" style:family="paragraph" style:parent-style-name="Text_20_body" style:list-style-name="L1">
      <style:text-properties officeooo:rsid="00324fba" officeooo:paragraph-rsid="00324fba"/>
    </style:style>
    <style:style style:name="P46" style:family="paragraph" style:parent-style-name="Text_20_body" style:list-style-name="L8">
      <style:text-properties officeooo:rsid="00324fba" officeooo:paragraph-rsid="00324fba"/>
    </style:style>
    <style:style style:name="P47" style:family="paragraph" style:parent-style-name="Text_20_body" style:list-style-name="L9">
      <style:text-properties officeooo:rsid="00324fba" officeooo:paragraph-rsid="00324fba"/>
    </style:style>
    <style:style style:name="P48" style:family="paragraph" style:parent-style-name="Text_20_body" style:list-style-name="L10">
      <style:text-properties officeooo:rsid="00324fba" officeooo:paragraph-rsid="00324fba"/>
    </style:style>
    <style:style style:name="P49" style:family="paragraph" style:parent-style-name="Text_20_body" style:list-style-name="L1">
      <style:text-properties officeooo:rsid="0033fea3" officeooo:paragraph-rsid="0033fea3"/>
    </style:style>
    <style:style style:name="P50" style:family="paragraph" style:parent-style-name="Text_20_body" style:list-style-name="L11">
      <style:text-properties officeooo:rsid="0033fea3" officeooo:paragraph-rsid="0033fea3"/>
    </style:style>
    <style:style style:name="P51" style:family="paragraph" style:parent-style-name="Text_20_body" style:list-style-name="L12">
      <style:text-properties officeooo:rsid="0033fea3" officeooo:paragraph-rsid="0046803f"/>
    </style:style>
    <style:style style:name="P52" style:family="paragraph" style:parent-style-name="Text_20_body" style:list-style-name="L12">
      <style:text-properties officeooo:rsid="0033fea3" officeooo:paragraph-rsid="0033fea3"/>
    </style:style>
    <style:style style:name="P53" style:family="paragraph" style:parent-style-name="Text_20_body" style:list-style-name="L2">
      <style:text-properties officeooo:paragraph-rsid="0026a1aa"/>
    </style:style>
    <style:style style:name="P54" style:family="paragraph" style:parent-style-name="Text_20_body" style:list-style-name="L3">
      <style:text-properties fo:font-weight="normal" officeooo:rsid="004c205c" officeooo:paragraph-rsid="004c205c" style:font-weight-asian="normal" style:font-weight-complex="normal"/>
    </style:style>
    <style:style style:name="P55" style:family="paragraph" style:parent-style-name="Text_20_body" style:list-style-name="L6">
      <style:text-properties fo:font-weight="normal" officeooo:rsid="003208c8" officeooo:paragraph-rsid="003eefc9" style:font-weight-asian="normal" style:font-weight-complex="normal"/>
    </style:style>
    <style:style style:name="P56" style:family="paragraph" style:parent-style-name="Text_20_body" style:list-style-name="L6">
      <style:text-properties fo:font-weight="normal" officeooo:rsid="003208c8" officeooo:paragraph-rsid="0040d576" style:font-weight-asian="normal" style:font-weight-complex="normal"/>
    </style:style>
    <style:style style:name="P57" style:family="paragraph" style:parent-style-name="Text_20_body" style:list-style-name="L6">
      <style:text-properties fo:font-weight="normal" officeooo:rsid="0048cb27" officeooo:paragraph-rsid="0048cb27" style:font-weight-asian="normal" style:font-weight-complex="normal"/>
    </style:style>
    <style:style style:name="P58" style:family="paragraph" style:parent-style-name="Text_20_body" style:list-style-name="L4">
      <style:text-properties officeooo:rsid="002b3589" officeooo:paragraph-rsid="002b3589"/>
    </style:style>
    <style:style style:name="P59" style:family="paragraph" style:parent-style-name="Text_20_body" style:list-style-name="L5">
      <style:text-properties officeooo:rsid="003eefc9" officeooo:paragraph-rsid="003eefc9"/>
    </style:style>
    <style:style style:name="P60" style:family="paragraph" style:parent-style-name="Text_20_body" style:list-style-name="L5">
      <style:text-properties officeooo:rsid="003074f4" officeooo:paragraph-rsid="003074f4"/>
    </style:style>
    <style:style style:name="P61" style:family="paragraph" style:parent-style-name="Text_20_body" style:list-style-name="L7">
      <style:text-properties officeooo:rsid="003208c8" officeooo:paragraph-rsid="003208c8"/>
    </style:style>
    <style:style style:name="P62" style:family="paragraph" style:parent-style-name="Text_20_body" style:list-style-name="L8">
      <style:text-properties officeooo:rsid="003208c8" officeooo:paragraph-rsid="003208c8"/>
    </style:style>
    <style:style style:name="P63" style:family="paragraph" style:parent-style-name="Text_20_body" style:list-style-name="L8">
      <style:text-properties officeooo:rsid="00420ad2" officeooo:paragraph-rsid="00420ad2"/>
    </style:style>
    <style:style style:name="P64" style:family="paragraph" style:parent-style-name="Text_20_body" style:list-style-name="L9">
      <style:text-properties officeooo:paragraph-rsid="00324fba"/>
    </style:style>
    <style:style style:name="P65" style:family="paragraph" style:parent-style-name="Text_20_body" style:list-style-name="L9">
      <style:text-properties style:text-underline-style="none" officeooo:rsid="00324fba" officeooo:paragraph-rsid="00324fba"/>
    </style:style>
    <style:style style:name="P66" style:family="paragraph" style:parent-style-name="Text_20_body" style:list-style-name="L10">
      <style:text-properties officeooo:rsid="0038974b" officeooo:paragraph-rsid="0038974b"/>
    </style:style>
    <style:style style:name="P67" style:family="paragraph" style:parent-style-name="Text_20_body" style:list-style-name="L12">
      <style:text-properties officeooo:rsid="0038974b" officeooo:paragraph-rsid="0046803f"/>
    </style:style>
    <style:style style:name="P68" style:family="paragraph" style:parent-style-name="Text_20_body" style:list-style-name="L11">
      <style:text-properties officeooo:rsid="00375e0a" officeooo:paragraph-rsid="00375e0a"/>
    </style:style>
    <style:style style:name="P69" style:family="paragraph" style:parent-style-name="Text_20_body" style:list-style-name="L12">
      <style:text-properties officeooo:rsid="0046803f" officeooo:paragraph-rsid="0046803f"/>
    </style:style>
    <style:style style:name="T1" style:family="text">
      <style:text-properties officeooo:rsid="0026a1aa"/>
    </style:style>
    <style:style style:name="T2" style:family="text">
      <style:text-properties officeooo:rsid="002d2731"/>
    </style:style>
    <style:style style:name="T3" style:family="text">
      <style:text-properties officeooo:rsid="002ffda9"/>
    </style:style>
    <style:style style:name="T4" style:family="text">
      <style:text-properties officeooo:rsid="003208c8"/>
    </style:style>
    <style:style style:name="T5" style:family="text">
      <style:text-properties officeooo:rsid="00324fb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324fb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24fba"/>
    </style:style>
    <style:style style:name="T10" style:family="text">
      <style:text-properties style:text-underline-style="none" officeooo:rsid="0043fb12"/>
    </style:style>
    <style:style style:name="T11" style:family="text">
      <style:text-properties style:text-underline-style="none" fo:font-weight="bold" officeooo:rsid="0026a1aa" style:font-weight-asian="bold" style:font-weight-complex="bold"/>
    </style:style>
    <style:style style:name="T12" style:family="text">
      <style:text-properties style:text-underline-style="none" officeooo:rsid="004c0538"/>
    </style:style>
    <style:style style:name="T13" style:family="text">
      <style:text-properties officeooo:rsid="0033fea3"/>
    </style:style>
    <style:style style:name="T14" style:family="text">
      <style:text-properties officeooo:rsid="0039130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1aa" style:font-weight-asian="bold" style:font-weight-complex="bold"/>
    </style:style>
    <style:style style:name="T17" style:family="text">
      <style:text-properties fo:font-weight="bold" officeooo:rsid="003eefc9" style:font-weight-asian="bold" style:font-weight-complex="bold"/>
    </style:style>
    <style:style style:name="T18" style:family="text">
      <style:text-properties fo:font-weight="bold" officeooo:rsid="003a0d54" style:font-weight-asian="bold" style:font-weight-complex="bold"/>
    </style:style>
    <style:style style:name="T19" style:family="text">
      <style:text-properties fo:font-weight="bold" officeooo:rsid="0046803f" style:font-weight-asian="bold" style:font-weight-complex="bold"/>
    </style:style>
    <style:style style:name="T20" style:family="text">
      <style:text-properties officeooo:rsid="003b4f46"/>
    </style:style>
    <style:style style:name="T21" style:family="text">
      <style:text-properties officeooo:rsid="003d33d1"/>
    </style:style>
    <style:style style:name="T22" style:family="text">
      <style:text-properties officeooo:rsid="003eefc9"/>
    </style:style>
    <style:style style:name="T23" style:family="text">
      <style:text-properties officeooo:rsid="0040d576"/>
    </style:style>
    <style:style style:name="T24" style:family="text">
      <style:text-properties officeooo:rsid="00420ad2"/>
    </style:style>
    <style:style style:name="T25" style:family="text">
      <style:text-properties officeooo:rsid="00467342"/>
    </style:style>
    <style:style style:name="T26" style:family="text">
      <style:text-properties officeooo:rsid="0046803f"/>
    </style:style>
    <style:style style:name="T27" style:family="text">
      <style:text-properties officeooo:rsid="0051c6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P5 – Spécifications</text:p>
      <text:p text:style-name="P40">B3<text:span text:style-name="T27">125</text:span> <text:tab/>Romain BRUNAT &amp; Merlin NIMIER-DAVID</text:p>
      <text:p text:style-name="P5"/>
      <text:h text:style-name="P42" text:outline-level="1">Description générale<text:span text:style-name="T14"> de l'application</text:span></text:h>
      <text:p text:style-name="P16"><text:span text:style-name="Source_20_Text">geometry</text:span> est une application de gestion d'objets géométriques en ligne de commande. L'application permet de créer, modifier et supprimer des cercles, rectangles, lignes, polylignes et « objets agrégés » (décrits plus bas). À tout moment, il est possible d'annuler les dernières opérations grâce à une gestion complète de l'historique. Enfin, l'application permet de sauvegarder le document en cours puis de le charger lors d'une session ultérieure.</text:p>
      <text:h text:style-name="Heading_20_1" text:outline-level="1">Commandes</text:h>
      <text:p text:style-name="P6">Pour toutes les <text:span text:style-name="T14">commandes du logiciel, décrites plus en détails ci-dessous</text:span>, on a les contraintes et comportement<text:span text:style-name="T14">s</text:span> suivants :</text:p>
      <text:p text:style-name="P18">Contraintes :</text:p>
      <text:list xml:id="list2134212749358884570" text:style-name="L1">
        <text:list-item>
          <text:p text:style-name="P43">Les coordonnées sont des entiers.</text:p>
        </text:list-item>
        <text:list-item>
          <text:p text:style-name="P43">Les noms sont constitués de lettres et / ou chiffres, sans séparateur.</text:p>
        </text:list-item>
        <text:list-item>
          <text:p text:style-name="P45">Les noms sont uniques. Si l'utilisateur essaie de créer un objet avec un nom déjà existant, une erreur est retournée.</text:p>
        </text:list-item>
        <text:list-item>
          <text:p text:style-name="P49">La description d'un objet est la ligne de commande qui permet sa création.</text:p>
        </text:list-item>
      </text:list>
      <text:p text:style-name="P18">Réponse :</text:p>
      <text:list xml:id="list3480220858610830138" text:style-name="L2">
        <text:list-item>
          <text:p text:style-name="P53"><text:span text:style-name="T1">Si la syntaxe est exacte et que l'opération s'est bien déroulée, la réponse est </text:span><text:span text:style-name="Source_20_Text"><text:span text:style-name="T1">"OK"</text:span></text:span>.</text:p>
        </text:list-item>
        <text:list-item>
          <text:p text:style-name="P44">Sinon, la réponse est <text:span text:style-name="Source_20_Text">"</text:span><text:span text:style-name="Source_20_Text"><text:span text:style-name="T14">ERR"</text:span></text:span><text:span text:style-name="T14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30"><text:span text:style-name="T16">Commande :</text:span><text:span text:style-name="T1"> </text:span><text:span text:style-name="Source_20_Text"><text:span text:style-name="T1">C Name X1 Y1 R</text:span></text:span></text:p>
      <text:p text:style-name="Text_20_body"><text:span text:style-name="T1">Création d'un cercle de nom </text:span><text:span text:style-name="Source_20_Text"><text:span text:style-name="T1">Name</text:span></text:span><text:span text:style-name="T1"> , de rayon </text:span><text:span text:style-name="Source_20_Text"><text:span text:style-name="T1">R</text:span></text:span><text:span text:style-name="T1"> et ayant pour centre le point de coordonnées (</text:span><text:span text:style-name="Source_20_Text"><text:span text:style-name="T1">X1, Y1</text:span></text:span><text:span text:style-name="T1">).</text:span></text:p>
      <text:p text:style-name="P38"><text:span text:style-name="T18">Remarque : </text:span><text:span text:style-name="T2">Le cercle peut être réduit à un point (cas où </text:span><text:span text:style-name="Source_20_Text"><text:span text:style-name="T2">R=0</text:span></text:span><text:span text:style-name="T2">).</text:span></text:p>
      <text:p text:style-name="P27">Contraintes :</text:p>
      <text:list xml:id="list4635368612722897867" text:style-name="L3">
        <text:list-item>
          <text:p text:style-name="P54"><text:span text:style-name="T2">L</text:span>e rayon <text:span text:style-name="Source_20_Text">R</text:span> est un entier positif.</text:p>
        </text:list-item>
      </text:list>
      <text:h text:style-name="Heading_20_3" text:outline-level="3">Rectangle</text:h>
      <text:p text:style-name="P31"><text:span text:style-name="T16">Commande :</text:span><text:span text:style-name="T1"> </text:span><text:span text:style-name="Source_20_Text"><text:span text:style-name="T3">R Name X1 Y1 X2 Y2 </text:span></text:span></text:p>
      <text:p text:style-name="P2"><text:soft-page-break/><text:span text:style-name="T1">Création d'un rectangle de nom </text:span><text:span text:style-name="Source_20_Text"><text:span text:style-name="T1">Name</text:span></text:span><text:span text:style-name="T1">, défini par les deux points (X1, Y1) et (X2, Y2). Le premier point définit le coin supérieur gauche, le second le coin inférieur droit.</text:span></text:p>
      <text:p text:style-name="P25">Remarques :</text:p>
      <text:list xml:id="list4608808315095128071" text:style-name="L4">
        <text:list-item>
          <text:p text:style-name="P58">On accepte des coordonnées « invalides », par exemple un coin inférieur-droit situé au-dessus du coin supérieur-gauche. <text:span text:style-name="T20">Aucune vérification n'est effectuée par l'application.</text:span></text:p>
        </text:list-item>
        <text:list-item>
          <text:p text:style-name="P58">Le rectangle peut être réduit à un point (<text:span text:style-name="T20">cas où </text:span><text:span text:style-name="Source_20_Text">X1=X2 et Y1=Y2</text:span>) <text:s/>ou une ligne (<text:span text:style-name="T20">cas où </text:span><text:span text:style-name="Source_20_Text">X1=X2 ou Y1=Y2</text:span>).</text:p>
        </text:list-item>
      </text:list>
      <text:h text:style-name="Heading_20_3" text:outline-level="3">Polyligne</text:h>
      <text:p text:style-name="P32"><text:span text:style-name="T16">Commande :</text:span><text:span text:style-name="T1"> </text:span><text:span text:style-name="Source_20_Text"><text:span text:style-name="T3">PL</text:span></text:span><text:span text:style-name="T3"> </text:span><text:span text:style-name="Source_20_Text"><text:span text:style-name="T1">Name X1 Y1 X2 Y2 ... Xn Yn</text:span></text:span></text:p>
      <text:p text:style-name="P10">Une polyligne est une suite de segments consécutifs. Le second point d'un segment coïncide avec le premier point du segment suivant.</text:p>
      <text:p text:style-name="P3"><text:span text:style-name="T1">Création d'une polyligne de nom </text:span><text:span text:style-name="Source_20_Text"><text:span text:style-name="T1">Name</text:span></text:span><text:span text:style-name="T1">, défini par les </text:span><text:span text:style-name="Source_20_Text"><text:span text:style-name="T1">n</text:span></text:span><text:span text:style-name="T1"> points </text:span><text:span text:style-name="Source_20_Text"><text:span text:style-name="T1">(X1, Y1), (X2, Y2)...(Xn, Yn)</text:span></text:span><text:span text:style-name="T1">. <text:s/>L'ordre des points est celui indiqué dans la commande.</text:span></text:p>
      <text:p text:style-name="P19">Contraintes :</text:p>
      <text:list xml:id="list4355063622316645332" text:style-name="L5">
        <text:list-item>
          <text:p text:style-name="P59">Au minimum deux points doivent être donnés.</text:p>
        </text:list-item>
      </text:list>
      <text:p text:style-name="P26">Remarques : </text:p>
      <text:list xml:id="list133008886052414" text:continue-numbering="true" text:style-name="L5">
        <text:list-item>
          <text:p text:style-name="P60">Si trois points alignés sont donnés, on garde ces trois points <text:span text:style-name="T22">tels quels</text:span> : <text:span text:style-name="T21">l'application n'effectue </text:span>pas de simplification automatique de la polyligne.</text:p>
        </text:list-item>
        <text:list-item>
          <text:p text:style-name="P60">On autorise qu'un même point soit utilisé plusieurs fois dans la définition d'une polyligne.</text:p>
        </text:list-item>
      </text:list>
      <text:h text:style-name="Heading_20_3" text:outline-level="3">Ligne</text:h>
      <text:p text:style-name="P33"><text:span text:style-name="T16">Commande :</text:span><text:span text:style-name="T1"> </text:span><text:span text:style-name="Source_20_Text"><text:span text:style-name="T3">L</text:span></text:span><text:span text:style-name="T3"> </text:span><text:span text:style-name="Source_20_Text"><text:span text:style-name="T1">Name X1 Y1 X2 Y2</text:span></text:span></text:p>
      <text:p text:style-name="P4"><text:span text:style-name="T1">Création d'une ligne de nom </text:span><text:span text:style-name="Source_20_Text"><text:span text:style-name="T1">Name</text:span></text:span><text:span text:style-name="T1">, défini par les deux points </text:span><text:span text:style-name="Source_20_Text"><text:span text:style-name="T1">(X1, Y1)</text:span></text:span><text:span text:style-name="T1"> et </text:span><text:span text:style-name="Source_20_Text"><text:span text:style-name="T1">(X2, Y2)</text:span></text:span><text:span text:style-name="T1">. Une ligne est un segment.</text:span></text:p>
      <text:p text:style-name="P17"><text:span text:style-name="T17">Remarque : </text:span><text:span text:style-name="T22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17"><text:span text:style-name="T16">Commande :</text:span><text:span text:style-name="T1"> </text:span><text:span text:style-name="Source_20_Text"><text:span text:style-name="T1">OA Name Name1 Name2 … NameN</text:span></text:span></text:p>
      <text:p text:style-name="P11">Création d'un objet agrégé formé des N différents objets nommés <text:span text:style-name="Source_20_Text"><text:span text:style-name="T22">Name1</text:span></text:span><text:span text:style-name="T22"> … </text:span><text:span text:style-name="Source_20_Text"><text:span text:style-name="T22">NameN</text:span></text:span><text:span text:style-name="T22"> </text:span>.</text:p>
      <text:p text:style-name="P23">Remarques :</text:p>
      <text:list xml:id="list8451985949834307736" text:style-name="L6">
        <text:list-item>
          <text:p text:style-name="P55">Un objet peut appartenir à plusieurs objets agrégés.</text:p>
        </text:list-item>
        <text:list-item>
          <text:p text:style-name="P56">Un objet agrégé peut contenir d'autres objets agrégés.</text:p>
        </text:list-item>
        <text:list-item>
          <text:p text:style-name="P56">Un objet <text:span text:style-name="T23">donné plusieurs fois</text:span> ne sera inclus qu'une seule fois dans l'objet agrégé <text:span text:style-name="T23">(on ignore les doublons)</text:span>.</text:p>
        </text:list-item>
        <text:list-item>
          <text:p text:style-name="P57">On accepte la construction d'agrégats vides.</text:p>
        </text:list-item>
      </text:list>
      <text:p text:style-name="P20">Contraintes :</text:p>
      <text:list xml:id="list294180451014115874" text:style-name="L7">
        <text:list-item>
          <text:p text:style-name="P61">Les objets <text:span text:style-name="T22">donnés</text:span> doivent impérativement exister préalablement.</text:p>
        </text:list-item>
        <text:list-item>
          <text:p text:style-name="P61"><text:soft-page-break/>Un objet agrégé ne peut pas appartenir à un objet agrégé qu'il contient.</text:p>
        </text:list-item>
      </text:list>
      <text:h text:style-name="Heading_20_2" text:outline-level="2">Modification d'objets existants</text:h>
      <text:p text:style-name="P13">Toutes les commandes ci-dessous s'appliquent aussi bien à des objets géométriques qu'à des objets agrégés. En général, lorsqu'appliquée à un objet agrégé, la commande s'applique récursivement à tous les objets contenus dans l'agrégat.</text:p>
      <text:h text:style-name="Heading_20_3" text:outline-level="3">Déplacement</text:h>
      <text:p text:style-name="P17"><text:span text:style-name="T16">Commande :</text:span><text:span text:style-name="Source_20_Text"><text:span text:style-name="T4"> MOVE Name X Y</text:span></text:span></text:p>
      <text:p text:style-name="P28"><text:tab/>Translate l'objet <text:span text:style-name="Source_20_Text">Name</text:span> d'un vecteur <text:span text:style-name="Source_20_Text">v(X,Y)</text:span>. S'il s'agit d'un objet agrégé, l'ensemble <text:span text:style-name="T24">des</text:span> objets <text:span text:style-name="T24">contenus dans celui-ci </text:span>est déplacé de ce même vecteur <text:span text:style-name="Source_20_Text">v</text:span>.</text:p>
      <text:p text:style-name="P20">Contraintes :</text:p>
      <text:list xml:id="list3668239104375944793" text:style-name="L8">
        <text:list-item>
          <text:p text:style-name="P62">Si un même objet apparaît plusieurs fois dans la composition d'un agrégat il n'est déplacé qu'une seule fois.</text:p>
          <text:p text:style-name="P63"><text:span text:style-name="T4">E</text:span>xemple : <text:span text:style-name="T4"><text:s/></text:span>Si<text:span text:style-name="T4"> </text:span><text:span text:style-name="Source_20_Text"><text:span text:style-name="T4">agregat3</text:span></text:span><text:span text:style-name="T4"> contient </text:span><text:span text:style-name="Source_20_Text"><text:span text:style-name="T4">agregat2</text:span></text:span><text:span text:style-name="T4"> et </text:span><text:span text:style-name="Source_20_Text"><text:span text:style-name="T4">objet1</text:span></text:span><text:span text:style-name="T4"> ; </text:span><text:span text:style-name="Source_20_Text"><text:span text:style-name="T4">agregat2</text:span></text:span><text:span text:style-name="T4"> contient </text:span><text:span text:style-name="Source_20_Text"><text:span text:style-name="T4">objet1</text:span></text:span><text:span text:style-name="T4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4"> </text:span></text:p>
        </text:list-item>
        <text:list-item>
          <text:p text:style-name="P46">Il n'est pas interdit de déplacer un objet (ou agrégat) d'un vecteur nul <text:span text:style-name="T24">(cas où </text:span><text:span text:style-name="Source_20_Text"><text:span text:style-name="T24">X=0 et Y=0</text:span></text:span><text:span text:style-name="T24">)</text:span>.</text:p>
        </text:list-item>
      </text:list>
      <text:h text:style-name="Heading_20_3" text:outline-level="3">Suppression</text:h>
      <text:p text:style-name="P34"><text:span text:style-name="T16">Commande :</text:span><text:span text:style-name="Source_20_Text"><text:span text:style-name="T4"> DELETE Name1 Name2 … NameN</text:span></text:span></text:p>
      <text:p text:style-name="P7">Supprime les <text:span text:style-name="Source_20_Text">N</text:span> objets <text:span text:style-name="Source_20_Text">Name1</text:span> … <text:span text:style-name="Source_20_Text">NameN</text:span>.</text:p>
      <text:p text:style-name="P21">Contraintes :</text:p>
      <text:list xml:id="list7782312303343091094" text:style-name="L9">
        <text:list-item>
          <text:p text:style-name="P64"><text:span text:style-name="T5">Si </text:span><text:span text:style-name="T7">un</text:span><text:span text:style-name="T9"> nom </text:span><text:span text:style-name="T10">d'objet donné</text:span><text:span text:style-name="T9"> est invalide, </text:span><text:span text:style-name="T7">aucun</text:span><text:span text:style-name="T9"> élément n'est supprimé </text:span><text:span text:style-name="T10">et une erreur est retournée</text:span><text:span text:style-name="T9">.</text:span></text:p>
        </text:list-item>
        <text:list-item>
          <text:p text:style-name="P65">La suppression d'un objet agrégé <text:span text:style-name="T6">n'entraîne pas</text:span> la suppression des objets le composant.</text:p>
        </text:list-item>
        <text:list-item>
          <text:p text:style-name="P47"><text:span text:style-name="T8">En revanche, la suppression d'un objet </text:span><text:span text:style-name="T10">faisa</text:span><text:span text:style-name="T12">n</text:span><text:span text:style-name="T10">t partie d'</text:span><text:span text:style-name="T8">un agrégat entraine la mise à jour de l'agrégat. On peut </text:span><text:span text:style-name="T10">donc</text:span><text:span text:style-name="T8">, suite à une suppression, </text:span><text:span text:style-name="T10">obtenir</text:span><text:span text:style-name="T8"> un </text:span><text:span text:style-name="T10">ou plusieurs </text:span><text:span text:style-name="T8">agrégat</text:span><text:span text:style-name="T10">s</text:span><text:span text:style-name="T8"> vide</text:span><text:span text:style-name="T10">s</text:span><text:span text:style-name="T8">.</text:span></text:p>
        </text:list-item>
      </text:list>
      <text:h text:style-name="Heading_20_2" text:outline-level="2">Gestion de l'historique</text:h>
      <text:p text:style-name="P7">Les commandes faisant partie de l'historique sont :</text:p>
      <text:list xml:id="list6764623350044826322" text:style-name="L10">
        <text:list-item>
          <text:p text:style-name="P48"><text:span text:style-name="Source_20_Text">C</text:span></text:p>
        </text:list-item>
        <text:list-item>
          <text:p text:style-name="P48"><text:span text:style-name="Source_20_Text">R</text:span></text:p>
        </text:list-item>
        <text:list-item>
          <text:p text:style-name="P48"><text:span text:style-name="Source_20_Text">L</text:span></text:p>
        </text:list-item>
        <text:list-item>
          <text:p text:style-name="P48"><text:span text:style-name="Source_20_Text">PL</text:span></text:p>
        </text:list-item>
        <text:list-item>
          <text:p text:style-name="P48"><text:span text:style-name="Source_20_Text">OA</text:span></text:p>
        </text:list-item>
        <text:list-item>
          <text:p text:style-name="P48"><text:span text:style-name="Source_20_Text">DELETE</text:span></text:p>
        </text:list-item>
        <text:list-item>
          <text:p text:style-name="P48"><text:span text:style-name="Source_20_Text">MOVE</text:span></text:p>
        </text:list-item>
        <text:list-item>
          <text:p text:style-name="P48"><text:span text:style-name="Source_20_Text">CLEAR</text:span></text:p>
        </text:list-item>
        <text:list-item>
          <text:p text:style-name="P66"><text:soft-page-break/><text:span text:style-name="Source_20_Text">LOAD</text:span></text:p>
        </text:list-item>
      </text:list>
      <text:h text:style-name="P41" text:outline-level="3">Annuler la dernière commande de l'historique</text:h>
      <text:p text:style-name="P34"><text:span text:style-name="T11">Commande :</text:span><text:span text:style-name="Source_20_Text"><text:span text:style-name="T4"> UNDO</text:span></text:span></text:p>
      <text:p text:style-name="P8">Annule la dernière opération (incluse dans la liste ci-dessus) ayant été réalisée. <text:span text:style-name="T13">S'il n'y a rien à annuler, l'application ne fait rien et renvoie tout de même </text:span><text:span text:style-name="Source_20_Text"><text:span text:style-name="T13">"OK"</text:span></text:span><text:span text:style-name="T13">.</text:span></text:p>
      <text:p text:style-name="P22">Contraintes :</text:p>
      <text:list xml:id="list207775611445982150" text:style-name="L11">
        <text:list-item>
          <text:p text:style-name="P50">On doit être capable d'assurer au minimum <text:span text:style-name="T25">vingt opérations</text:span> <text:span text:style-name="Source_20_Text"><text:span text:style-name="T25">UNDO</text:span></text:span> consécuti<text:span text:style-name="T25">ves</text:span>.</text:p>
        </text:list-item>
      </text:list>
      <text:h text:style-name="Heading_20_3" text:outline-level="3">Refaire <text:span text:style-name="T25">la dernière commande annulée</text:span></text:h>
      <text:p text:style-name="P36"><text:span text:style-name="T16">Commande :</text:span><text:span text:style-name="Source_20_Text"><text:span text:style-name="T4"> REDO</text:span></text:span></text:p>
      <text:p text:style-name="P14"><text:span text:style-name="T13">Refait la dernière opération (incluse dans la liste ci-dessus) ayant été annulée. Un </text:span><text:span text:style-name="Source_20_Text"><text:span text:style-name="T25">REDO</text:span></text:span><text:span text:style-name="T13"> s'effectue obligatoirement à la suite d'un </text:span><text:span text:style-name="Source_20_Text"><text:span text:style-name="T25">UNDO</text:span></text:span><text:span text:style-name="T13"> ou d'une opération ne modifiant pas l'historique. S'il n'y a rien à refaire, l'application ne fait rien et renvoie tout de même </text:span><text:span text:style-name="Source_20_Text"><text:span text:style-name="T13">"OK"</text:span></text:span><text:span text:style-name="T13">.</text:span></text:p>
      <text:p text:style-name="P22">Contraintes :</text:p>
      <text:list xml:id="list133007526375316" text:continue-numbering="true" text:style-name="L11">
        <text:list-item>
          <text:p text:style-name="P50">On doit être capable d'assurer autant d<text:span text:style-name="T25">'opérations</text:span> <text:span text:style-name="Source_20_Text"><text:span text:style-name="T25">REDO</text:span></text:span> qu'il y a eu <text:span text:style-name="T25">d'opérations </text:span><text:span text:style-name="Source_20_Text"><text:span text:style-name="T25">UNDO</text:span></text:span>.</text:p>
        </text:list-item>
        <text:list-item>
          <text:p text:style-name="P68">Il est impossible d'effectuer un <text:span text:style-name="Source_20_Text"><text:span text:style-name="T25">REDO</text:span></text:span> si une nouvelle opération modifiant l'historique a été effectuée depuis le dernier <text:span text:style-name="Source_20_Text"><text:span text:style-name="T25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36"><text:span text:style-name="T16">Commande :</text:span><text:span text:style-name="Source_20_Text"><text:span text:style-name="T5"> SAVE filename</text:span></text:span></text:p>
      <text:p text:style-name="P9">Sauvegarde l'ensemble des objets dans un fichier <text:span text:style-name="Source_20_Text">filename</text:span> <text:span text:style-name="T26">sous le format suivant</text:span> : </text:p>
      <text:list xml:id="list4790751338992427667" text:style-name="L12">
        <text:list-item>
          <text:p text:style-name="P51">Chaque ligne décrit un objet ou un agrégat ou est un commentaire.</text:p>
        </text:list-item>
        <text:list-item>
          <text:p text:style-name="P51">Une ligne de commentaire commence par un <text:span text:style-name="T26">symbole </text:span>dièse <text:span text:style-name="T26">(</text:span><text:span text:style-name="Source_20_Text"><text:span text:style-name="T26">#</text:span></text:span><text:span text:style-name="T26">)</text:span>.</text:p>
        </text:list-item>
        <text:list-item>
          <text:p text:style-name="P52">La description d'un objet est la ligne de commande qui permet sa création.</text:p>
        </text:list-item>
      </text:list>
      <text:p text:style-name="P24">Contraintes :</text:p>
      <text:list xml:id="list133007219167055" text:continue-numbering="true" text:style-name="L12">
        <text:list-item>
          <text:p text:style-name="P52">Si le fichier <text:span text:style-name="Source_20_Text">filename</text:span> existe déjà, son contenu est écrasé.</text:p>
        </text:list-item>
        <text:list-item>
          <text:p text:style-name="P52">Si le fichier <text:span text:style-name="Source_20_Text">filename</text:span> n'existe pas, il est automatiquement créé.</text:p>
        </text:list-item>
        <text:list-item>
          <text:p text:style-name="P52">Si le fichier n'est pas accessible en écriture, <text:span text:style-name="T26">la sauvegarde n'est pas effectuée et </text:span>une erreur est retournée.</text:p>
        </text:list-item>
      </text:list>
      <text:h text:style-name="Heading_20_3" text:outline-level="3">Chargement</text:h>
      <text:p text:style-name="P36"><text:span text:style-name="T16">Commande :</text:span><text:span text:style-name="Source_20_Text"><text:span text:style-name="T5"> LOAD filename</text:span></text:span></text:p>
      <text:p text:style-name="P9">Charge l'ensemble des objets décrit dans le fichier <text:span text:style-name="Source_20_Text">filename</text:span>. </text:p>
      <text:p text:style-name="P24">Contraintes :</text:p>
      <text:list xml:id="list133007655993049" text:continue-numbering="true" text:style-name="L12">
        <text:list-item>
          <text:p text:style-name="P69">Le fichier <text:span text:style-name="Source_20_Text">filename</text:span> doit suivre le format décrit à la section précédente. L'utilisateur est responsable de la bonne syntaxe et sémantique du fichier donné.</text:p>
        </text:list-item>
        <text:list-item>
          <text:p text:style-name="P67"><text:soft-page-break/>Si n'importe quelle commande contenue dans le fichier chargé génère une erreur, l'ensemble du chargement est annulé.</text:p>
        </text:list-item>
        <text:list-item>
          <text:p text:style-name="P52">Les lignes de commentaires sont ignorées.</text:p>
        </text:list-item>
        <text:list-item>
          <text:p text:style-name="P51">Si le fichier <text:span text:style-name="Source_20_Text">filename</text:span> n'existe pas ou n'est pas accessible en lecture, une erreur est retournée.</text:p>
        </text:list-item>
      </text:list>
      <text:h text:style-name="Heading_20_2" text:outline-level="2">Autre<text:span text:style-name="T26">s commandes</text:span></text:h>
      <text:h text:style-name="Heading_20_3" text:outline-level="3">Afficher <text:span text:style-name="T26">le contenu du document</text:span></text:h>
      <text:p text:style-name="P34"><text:span text:style-name="T16">Commande :</text:span><text:span text:style-name="Source_20_Text"><text:span text:style-name="T5"> LIST</text:span></text:span></text:p>
      <text:p text:style-name="P7">Affiche les descripteurs d'objets existants, y compris les agrégats. <text:span text:style-name="T26">Un descripteur est affiché par ligne. </text:span>Cet affichage se fait par ordre alphabétique sur les noms d'objets. Un descripteur d'objet est la commande nécessaire à sa construction.</text:p>
      <text:p text:style-name="P15">Si le document est vide, rien n'est affiché.</text:p>
      <text:h text:style-name="Heading_20_3" text:outline-level="3">Vider <text:span text:style-name="T26">le document</text:span></text:h>
      <text:p text:style-name="P1"><text:span text:style-name="T1">Commande :</text:span><text:span text:style-name="Source_20_Text"><text:span text:style-name="T5"> CLEAR</text:span></text:span></text:p>
      <text:p text:style-name="P9">Supprime tous les objets composant le modèle actuel, y compris les agrégats. Cela correspond à un retour à l'état initial. </text:p>
      <text:p text:style-name="P35"><text:span text:style-name="T19">Remarque :</text:span><text:span text:style-name="T26"> Même s</text:span>i aucune sauvegarde n'a été effectuée, le contenu n'est pas perdu grâce à la gestion de l'historique.</text:p>
      <text:h text:style-name="Heading_20_3" text:outline-level="3">Quitter</text:h>
      <text:p text:style-name="P37"><text:span text:style-name="T16">Commande :</text:span><text:span text:style-name="Source_20_Text"><text:span text:style-name="T5"> EXIT</text:span></text:span></text:p>
      <text:p text:style-name="P12">Ferme l'application. Si aucune sauvegarde n'a été effectuée, le contenu est définitivement perdu car l'historique est détruit.</text:p>
      <text:p text:style-name="P29"><text:span text:style-name="T15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24T13:30:07.006976000</dc:date>
    <meta:editing-duration>PT3H44M3S</meta:editing-duration>
    <meta:editing-cycles>40</meta:editing-cycles>
    <meta:document-statistic meta:table-count="0" meta:image-count="0" meta:object-count="0" meta:page-count="5" meta:paragraph-count="121" meta:word-count="1266" meta:character-count="7559" meta:non-whitespace-character-count="6448"/>
  </office:meta>
</office:document-meta>
</file>